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6cm" svg:height="20.653cm" svg:x="0cm" svg:y="0.3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00:37:16.397657571</meta:creation-date>
    <dc:date>2018-12-26T01:33:13.617234354</dc:date>
    <meta:editing-duration>PT16M39S</meta:editing-duration>
    <meta:editing-cycles>4</meta:editing-cycles>
    <meta:generator>LibreOffice/5.1.6.2$Linux_X86_64 LibreOffice_project/1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FreeSans" style:font-style-name="Regular" fo:font-size="15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01cm" svg:height="20.654cm" xlink:href="." xlink:type="simple" chart:class="chart:bar" chart:style-name="ch1">
        <chart:plot-area chart:style-name="ch2" chart:data-source-has-labels="both" svg:x="-4.056cm" svg:y="0.303cm" svg:width="28.861cm" svg:height="20.484cm">
          <chartooo:coordinate-region svg:x="3.011cm" svg:y="0.502cm" svg:width="21.794cm" svg:height="11.84cm"/>
          <chart:axis chart:dimension="x" chart:name="primary-x" chart:style-name="ch3" chartooo:axis-type="auto">
            <chartooo:date-scale/>
            <chart:categories table:cell-range-address="local-table.$A$2:.$A$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9" chart:label-cell-address="local-table.$B$1" chart:class="chart:ba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igos</text:p>
              </table:table-cell>
            </table:table-row>
          </table:table-header-rows>
          <table:table-rows>
            <table:table-row>
              <table:table-cell office:value-type="string">
                <text:p>Comp. Methods and Programs in Biomedicin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attern Recogni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EE Transactions on Medical Imag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BM J. Res. &amp; Dev.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. Rev. Eng. BIoméd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. de Oncolog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urnal of Medical Syste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EEE Access 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nowledge-Based Syste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plied Soft Comput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dical Image Analys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gineering Applications of Artificial Intellige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puterized Medical Imaging and Graph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ert Systems with applicati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omedical Signal Processing and Contr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urnal of Biomedical Informat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gnitive Systems Research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